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1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P11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1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P1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1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P15" style:parent-style-name="Normal" style:family="paragraph">
      <style:paragraph-properties fo:text-align="justify" style:vertical-align="auto" fo:margin-top="0.0694in" fo:margin-bottom="0.0694in" fo:background-color="#FFFFFF"/>
      <style:text-properties fo:hyphenate="true"/>
    </style:style>
    <style:style style:name="T16" style:parent-style-name="Fuentedepárrafopredeter." style:family="text">
      <style:text-properties fo:font-style="italic" style:font-style-asian="italic" style:font-style-complex="italic"/>
    </style:style>
    <style:style style:name="T17" style:parent-style-name="Fuentedepárrafopredeter." style:family="text">
      <style:text-properties fo:font-style="italic" style:font-style-asian="italic" style:font-style-complex="italic"/>
    </style:style>
    <style:style style:name="P18" style:parent-style-name="Textbody" style:family="paragraph">
      <style:paragraph-properties fo:text-align="justify"/>
    </style:style>
    <style:style style:name="P19" style:parent-style-name="Título1" style:family="paragraph">
      <style:paragraph-properties>
        <style:tab-stops>
          <style:tab-stop style:type="left" style:position="1.875in"/>
        </style:tab-stops>
      </style:paragraph-properties>
    </style:style>
  </office:automatic-styles>
  <office:body>
    <office:text text:use-soft-page-breaks="true">
      <text:p text:style-name="P1"/>
      <text:p text:style-name="Título">Proyecto: Detección de la cantidad de células en imágenes de microscopía</text:p>
      <text:p text:style-name="Textbody"/>
      <text:p text:style-name="Subtítulo">Documento<text:s/>Sistema Funcional</text:p>
      <text:p text:style-name="Subtítulo"/>
      <text:p text:style-name="P5">Versión del documento 1.2.<text:editing-cycles text:fixed="false">45</text:editing-cycles></text:p>
      <text:p text:style-name="P6">Autores: Esther Vera Moreno<text:s/></text:p>
      <text:p text:style-name="P7">Vanesa Gómez Martínez</text:p>
      <text:p text:style-name="P8">Modelo: IEEE/ANSI 830-1998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132241109" office:target-frame-name="_top" xlink:show="replace"><text:span text:style-name="Hipervínculo">1</text:span><text:span text:style-name="T10"><text:tab/></text:span><text:span text:style-name="Hipervínculo">Introducción</text:span><text:tab/>2</text:a></text:p>
          <text:p text:style-name="P11"><text:a xlink:href="#_Toc132241110" office:target-frame-name="_top" xlink:show="replace"><text:span text:style-name="Hipervínculo">2</text:span><text:span text:style-name="T12"><text:tab/></text:span><text:span text:style-name="Hipervínculo">Despliegue</text:span><text:tab/>3</text:a></text:p>
          <text:p text:style-name="P13"><text:a xlink:href="#_Toc132241111" office:target-frame-name="_top" xlink:show="replace"><text:span text:style-name="Hipervínculo">3</text:span><text:span text:style-name="T14"><text:tab/></text:span><text:span text:style-name="Hipervínculo">Funcionamiento del sistema</text:span><text:tab/>5</text:a></text:p>
        </text:index-body>
      </text:table-of-content>
      <text:p text:style-name="Textbody"/>
      <text:h text:style-name="Título1" text:outline-level="1"><text:bookmark-start text:name="__RefHeading___Toc416_3441010062"/><text:bookmark-start text:name="_Toc131018586"/><text:bookmark-start text:name="_Toc131075001"/><text:bookmark-start text:name="_Toc132241109"/><text:soft-page-break/>Introducción<text:bookmark-end text:name="__RefHeading___Toc416_3441010062"/><text:bookmark-end text:name="_Toc131018586"/><text:bookmark-end text:name="_Toc131075001"/><text:bookmark-end text:name="_Toc132241109"/></text:h>
      <text:p text:style-name="P15">En este<text:s/>documento<text:s/>se presenta el sistema funcional final,<text:s/><text:span text:style-name="T16">CountCellApp</text:span>, llevado a cabo por<text:s/><text:span text:style-name="T17">VisionAll</text:span>. En él se va a incluir una descripción del funcionamiento de<text:s/>la aplicación,<text:s/>así como una descripción para su correcta instalación. Además, se incluirán y explicarán los siguientes diagramas para un mayor entendimiento: diagrama UML de Despliegue y diagrama de UML Secuencia.<text:s/></text:p>
      <text:p text:style-name="P18">El repositorio donde<text:s/>se ha desarrollado<text:s/>la aplicación está en el siguiente enlace:<text:s/><text:a xlink:href="https://github.com/EstherRobotics/AIVA_2023-Proyecto-Celulas" office:target-frame-name="_top" xlink:show="replace"><text:span text:style-name="Hipervínculo">https://github.com/EstherRobotics/AIVA_2023-Pro</text:span><text:bookmark-start text:name="_Hlt129797262"/><text:bookmark-start text:name="_Hlt129797263"/><text:span text:style-name="Hipervínculo">y</text:span><text:bookmark-end text:name="_Hlt129797262"/><text:bookmark-end text:name="_Hlt129797263"/><text:span text:style-name="Hipervínculo">ecto-Celulas</text:span></text:a><text:s/></text:p>
      <text:p text:style-name="Textbody"><text:s/></text:p>
      <text:p text:style-name="Textbody"/>
      <text:p text:style-name="Textbody"/>
      <text:p text:style-name="Textbody"/>
      <text:h text:style-name="Título1" text:outline-level="1"><text:bookmark-start text:name="_Toc132241110"/><text:soft-page-break/>Despliegue<text:bookmark-end text:name="_Toc132241110"/></text:h>
      <text:h text:style-name="P19" text:outline-level="1"/>
      <text:h text:style-name="Título1" text:outline-level="1"><text:bookmark-start text:name="_Toc132241111"/><text:soft-page-break/>Funcionamiento del sistema<text:bookmark-end text:name="_Toc132241111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1" style:display-name="WW_OutlineListStyle_2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ohit Hindi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ohit Hindi" style:font-name-complex="Lohit Hindi" fo:hyphenate="false"/>
    </style:style>
    <style:style style:name="Objectwithnofillandnoline" style:display-name="Object with no fill and no line" style:family="paragraph" style:parent-style-name="DefaultDrawingStyle">
      <style:text-properties style:font-name-asian="Lohit Hindi" style:font-name-complex="Lohit Hind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sentacionLTGliederung1" style:display-name="Presentacion~LT~Gliederung 1" style:family="paragraph">
      <style:paragraph-properties fo:margin-bottom="0.1965in"/>
      <style:text-properties style:font-name="Lohit Hindi" style:font-name-asian="DejaVu Sans" style:font-name-complex="Liberation Sans" fo:font-size="32pt" style:font-size-asian="32pt" fo:hyphenate="false"/>
    </style:style>
    <style:style style:name="PresentacionLTGliederung2" style:display-name="Presentacion~LT~Gliederung 2" style:family="paragraph" style:parent-style-name="PresentacionLTGliederung1">
      <style:paragraph-properties fo:margin-bottom="0.1576in"/>
      <style:text-properties style:font-name-asian="Lohit Hindi" style:font-name-complex="Lohit Hindi" fo:font-size="28pt" style:font-size-asian="28pt" fo:hyphenate="false"/>
    </style:style>
    <style:style style:name="PresentacionLTGliederung3" style:display-name="Presentacion~LT~Gliederung 3" style:family="paragraph" style:parent-style-name="PresentacionLTGliederung2">
      <style:paragraph-properties fo:margin-bottom="0.118in"/>
      <style:text-properties fo:font-size="24pt" style:font-size-asian="24pt" fo:hyphenate="false"/>
    </style:style>
    <style:style style:name="PresentacionLTGliederung4" style:display-name="Presentacion~LT~Gliederung 4" style:family="paragraph" style:parent-style-name="PresentacionLTGliederung3">
      <style:paragraph-properties fo:margin-bottom="0.0784in"/>
      <style:text-properties fo:font-size="20pt" style:font-size-asian="20pt" fo:hyphenate="false"/>
    </style:style>
    <style:style style:name="PresentacionLTGliederung5" style:display-name="Presentacion~LT~Gliederung 5" style:family="paragraph" style:parent-style-name="PresentacionLTGliederung4">
      <style:paragraph-properties fo:margin-bottom="0.0395in"/>
      <style:text-properties fo:hyphenate="false"/>
    </style:style>
    <style:style style:name="PresentacionLTGliederung6" style:display-name="Presentacion~LT~Gliederung 6" style:family="paragraph" style:parent-style-name="PresentacionLTGliederung5">
      <style:text-properties fo:hyphenate="false"/>
    </style:style>
    <style:style style:name="PresentacionLTGliederung7" style:display-name="Presentacion~LT~Gliederung 7" style:family="paragraph" style:parent-style-name="PresentacionLTGliederung6">
      <style:text-properties fo:hyphenate="false"/>
    </style:style>
    <style:style style:name="PresentacionLTGliederung8" style:display-name="Presentacion~LT~Gliederung 8" style:family="paragraph" style:parent-style-name="PresentacionLTGliederung7">
      <style:text-properties fo:hyphenate="false"/>
    </style:style>
    <style:style style:name="PresentacionLTGliederung9" style:display-name="Presentacion~LT~Gliederung 9" style:family="paragraph" style:parent-style-name="PresentacionLTGliederung8">
      <style:text-properties fo:hyphenate="false"/>
    </style:style>
    <style:style style:name="PresentacionLTTitel" style:display-name="Presentacion~LT~Titel" style:family="paragraph">
      <style:paragraph-properties fo:text-align="center"/>
      <style:text-properties style:font-name="Lohit Hindi" style:font-name-asian="DejaVu Sans" style:font-name-complex="Liberation Sans" fo:font-size="44pt" style:font-size-asian="44pt" fo:hyphenate="false"/>
    </style:style>
    <style:style style:name="PresentacionLTUntertitel" style:display-name="Presentacion~LT~Untertitel" style:family="paragraph">
      <style:paragraph-properties fo:text-align="center"/>
      <style:text-properties style:font-name="Lohit Hindi" style:font-name-asian="DejaVu Sans" style:font-name-complex="Liberation Sans" fo:font-size="32pt" style:font-size-asian="32pt" fo:hyphenate="false"/>
    </style:style>
    <style:style style:name="PresentacionLTNotizen" style:display-name="Presentacion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PresentacionLTHintergrundobjekte" style:display-name="Presentacion~LT~Hintergrundobjekte" style:family="paragraph">
      <style:text-properties style:font-name="Times New Roman" style:font-name-asian="DejaVu Sans" style:font-name-complex="Liberation Sans" fo:hyphenate="false"/>
    </style:style>
    <style:style style:name="PresentacionLTHintergrund" style:display-name="Presentacion~LT~Hintergrund" style:family="paragraph"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Times New Roman" style:font-name-asian="DejaVu Sans" style:font-name-complex="Liberation Sans" fo:hyphenate="false"/>
    </style:style>
    <style:style style:name="Background" style:display-name="Background" style:family="paragraph">
      <style:text-properties style:font-name="Times New Roman"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2pt" style:font-size-asian="22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18pt" style:font-size-asian="18pt" fo:hyphenate="false"/>
    </style:style>
    <style:style style:name="Outline6" style:display-name="Outline 6" style:family="paragraph" style:parent-style-name="Outline5">
      <style:text-properties fo:font-size="16pt" style:font-size-asian="16pt" fo:hyphenate="false"/>
    </style:style>
    <style:style style:name="Outline7" style:display-name="Outline 7" style:family="paragraph" style:parent-style-name="Outline6">
      <style:text-properties fo:font-size="14pt" style:font-size-asian="14pt" fo:hyphenate="false"/>
    </style:style>
    <style:style style:name="Outline8" style:display-name="Outline 8" style:family="paragraph" style:parent-style-name="Outline7"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text0" style:display-name="text" style:family="paragraph" style:parent-style-name="DefaultDrawingStyle">
      <style:text-properties style:font-name-asian="Lohit Hindi" style:font-name-complex="Lohit Hindi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measure" style:display-name="measure" style:family="paragraph" style:parent-style-name="DefaultDrawingStyle">
      <style:text-properties style:font-name-asian="Lohit Hindi" style:font-name-complex="Lohit Hindi" fo:hyphenate="false"/>
    </style:style>
    <style:style style:name="objectwitharrow" style:display-name="objectwitharrow" style:family="paragraph" style:parent-style-name="DefaultDrawingStyle">
      <style:text-properties style:font-name-asian="Lohit Hindi" style:font-name-complex="Lohit Hindi" fo:hyphenate="false"/>
    </style:style>
    <style:style style:name="objectwithshadow" style:display-name="objectwithshadow" style:family="paragraph" style:parent-style-name="DefaultDrawingStyle">
      <style:text-properties style:font-name-asian="Lohit Hindi" style:font-name-complex="Lohit Hindi" fo:hyphenate="false"/>
    </style:style>
    <style:style style:name="textbody0" style:display-name="textbody" style:family="paragraph" style:parent-style-name="DefaultDrawingStyle">
      <style:text-properties style:font-name-asian="Lohit Hindi" style:font-name-complex="Lohit Hindi" fo:hyphenate="false"/>
    </style:style>
    <style:style style:name="textbodyjustfied" style:display-name="textbodyjustfied" style:family="paragraph" style:parent-style-name="DefaultDrawingStyle">
      <style:text-properties style:font-name-asian="Lohit Hindi" style:font-name-complex="Lohit Hindi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ohit Hindi" style:font-name-complex="Lohit Hindi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ohit Hindi" style:font-name-complex="Lohit Hindi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DefaultLTGliederung1" style:display-name="Default~LT~Gliederung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2pt" style:font-size-asian="22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18pt" style:font-size-asian="18pt" fo:hyphenate="false"/>
    </style:style>
    <style:style style:name="DefaultLTGliederung6" style:display-name="Default~LT~Gliederung 6" style:family="paragraph" style:parent-style-name="DefaultLTGliederung5">
      <style:text-properties fo:font-size="16pt" style:font-size-asian="16pt" fo:hyphenate="false"/>
    </style:style>
    <style:style style:name="DefaultLTGliederung7" style:display-name="Default~LT~Gliederung 7" style:family="paragraph" style:parent-style-name="DefaultLTGliederung6">
      <style:text-properties fo:font-size="14pt" style:font-size-asian="14pt" fo:hyphenate="false"/>
    </style:style>
    <style:style style:name="DefaultLTGliederung8" style:display-name="Default~LT~Gliederung 8" style:family="paragraph" style:parent-style-name="DefaultLTGliederung7">
      <style:text-properties fo:font-size="20pt" style:font-size-asian="20pt"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margin-left="0.3937in">
        <style:tab-stops/>
      </style:paragraph-properties>
      <style:text-properties style:font-name="Lohit Hindi" style:font-name-asian="DejaVu Sans" style:font-name-complex="Liberation Sans" fo:color="#FFFFFF" fo:font-size="44pt" style:font-size-asian="44pt" fo:hyphenate="false"/>
    </style:style>
    <style:style style:name="DefaultLTUntertitel" style:display-name="Default~LT~Untertitel" style:family="paragraph">
      <style:text-properties style:font-name="Lohit Hindi" style:font-name-asian="DejaVu Sans" style:font-name-complex="Liberation Sans" fo:color="#FF6600" fo:font-size="32pt" style:font-size-asian="32pt" fo:hyphenate="false"/>
    </style:style>
    <style:style style:name="DefaultLTNotizen" style:display-name="Default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DefaultLTHintergrundobjekte" style:display-name="Default~LT~Hintergrundobjekte" style:family="paragraph">
      <style:text-properties style:font-name="Times New Roman"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="Times New Roman" style:font-name-asian="DejaVu Sans" style:font-name-complex="Liberation Sans" fo:hyphenate="false"/>
    </style:style>
    <style:style style:name="ApartadoLTGliederung1" style:display-name="Aparta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ApartadoLTGliederung2" style:display-name="Apartado~LT~Gliederung 2" style:family="paragraph" style:parent-style-name="Aparta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ApartadoLTGliederung3" style:display-name="Apartado~LT~Gliederung 3" style:family="paragraph" style:parent-style-name="ApartadoLTGliederung2">
      <style:paragraph-properties fo:margin-top="0.118in"/>
      <style:text-properties fo:font-size="24pt" style:font-size-asian="24pt" fo:hyphenate="false"/>
    </style:style>
    <style:style style:name="ApartadoLTGliederung4" style:display-name="Apartado~LT~Gliederung 4" style:family="paragraph" style:parent-style-name="ApartadoLTGliederung3">
      <style:paragraph-properties fo:margin-top="0.0784in"/>
      <style:text-properties fo:font-size="20pt" style:font-size-asian="20pt" fo:hyphenate="false"/>
    </style:style>
    <style:style style:name="ApartadoLTGliederung5" style:display-name="Apartado~LT~Gliederung 5" style:family="paragraph" style:parent-style-name="ApartadoLTGliederung4">
      <style:paragraph-properties fo:margin-top="0.0395in"/>
      <style:text-properties fo:hyphenate="false"/>
    </style:style>
    <style:style style:name="ApartadoLTGliederung6" style:display-name="Apartado~LT~Gliederung 6" style:family="paragraph" style:parent-style-name="ApartadoLTGliederung5">
      <style:text-properties fo:hyphenate="false"/>
    </style:style>
    <style:style style:name="ApartadoLTGliederung7" style:display-name="Apartado~LT~Gliederung 7" style:family="paragraph" style:parent-style-name="ApartadoLTGliederung6">
      <style:text-properties fo:hyphenate="false"/>
    </style:style>
    <style:style style:name="ApartadoLTGliederung8" style:display-name="Apartado~LT~Gliederung 8" style:family="paragraph" style:parent-style-name="ApartadoLTGliederung7">
      <style:text-properties fo:hyphenate="false"/>
    </style:style>
    <style:style style:name="ApartadoLTGliederung9" style:display-name="Apartado~LT~Gliederung 9" style:family="paragraph" style:parent-style-name="ApartadoLTGliederung8">
      <style:text-properties fo:hyphenate="false"/>
    </style:style>
    <style:style style:name="ApartadoLTTitel" style:display-name="Apartado~LT~Titel" style:family="paragraph">
      <style:paragraph-properties fo:margin-left="0.3937in">
        <style:tab-stops/>
      </style:paragraph-properties>
      <style:text-properties style:font-name="Lohit Devanagari" style:font-name-asian="DejaVu Sans" style:font-name-complex="Liberation Sans" fo:font-size="32pt" style:font-size-asian="32pt" fo:hyphenate="false"/>
    </style:style>
    <style:style style:name="ApartadoLTUntertitel" style:display-name="Aparta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ApartadoLTNotizen" style:display-name="Aparta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ApartadoLTHintergrundobjekte" style:display-name="Apartado~LT~Hintergrundobjekte" style:family="paragraph">
      <style:text-properties style:font-name="Times New Roman" style:font-name-asian="DejaVu Sans" style:font-name-complex="Liberation Sans" fo:hyphenate="false"/>
    </style:style>
    <style:style style:name="ApartadoLTHintergrund" style:display-name="Apartado~LT~Hintergrund" style:family="paragraph">
      <style:text-properties style:font-name="Times New Roman" style:font-name-asian="DejaVu Sans" style:font-name-complex="Liberation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igura" style:display-name="Figura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l-s" style:display-name="pl-s" style:family="text" style:parent-style-name="Fuentedepárrafopredeter."/>
    <style:style style:name="pl-token" style:display-name="pl-token" style:family="text" style:parent-style-name="Fuentedepárrafopredeter."/>
    <style:style style:name="pl-s1" style:display-name="pl-s1" style:family="text" style:parent-style-name="Fuentedepárrafopredeter.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jczey" style:display-name="jczey" style:family="text" style:parent-style-name="Fuentedepárrafopredeter."/>
    <style:style style:name="hgkelc" style:display-name="hgkelc" style:family="text" style:parent-style-name="Fuentedepárrafopredeter."/>
    <text:list-style style:name="WW_OutlineListStyle_20" style:display-name="WW_OutlineListStyle_20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9" style:display-name="WW_OutlineListStyle_1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8" style:display-name="WW_OutlineListStyle_1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="0.0034in solid #000000" fo:padding="0.0138in" style:shadow="none" fo:text-align="end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P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1.77083in" svg:height="0.41886in" style:rel-width="scale" style:rel-height="scale"><draw:image xlink:href="media/image1.png" xlink:type="simple" xlink:show="embed" xlink:actuate="onLoad"/><svg:title/><svg:desc>Un dibujo en blanco y negro

Descripción generada automáticamente con confianza baja</svg:desc></draw:frame></text:span><text:s/><text:tab/><text:tab/><text:tab/><text:tab/><text:tab/><text:tab/>DOCUMENTO INTERNO</text:p>
      </style:header>
      <style:footer>
        <text:p text:style-name="P4">-<text:s/><text:page-number text:fixed="false">1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avid Gomez</meta:initial-creator>
    <dc:creator>david</dc:creator>
    <meta:creation-date>2023-03-14T08:53:00Z</meta:creation-date>
    <dc:date>2023-04-12T23:18:00Z</dc:date>
    <meta:template xlink:href="Normal" xlink:type="simple"/>
    <meta:editing-cycles>25</meta:editing-cycles>
    <meta:editing-duration>PT28920S</meta:editing-duration>
    <meta:document-statistic meta:page-count="5" meta:paragraph-count="2" meta:word-count="179" meta:character-count="1164" meta:row-count="8" meta:non-whitespace-character-count="987"/>
  </office:meta>
</office:document-meta>
</file>